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solid" draw:fill-color="#b3b3b3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72cm"/>
    </style:style>
    <style:style style:name="gr5" style:family="graphic" style:parent-style-name="standard">
      <style:graphic-properties draw:stroke="none" svg:stroke-color="#000000" draw:fill="none" draw:fill-color="#ffffff" fo:min-height="1.173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2pt" style:font-size-asian="9pt" style:font-size-complex="9pt"/>
    </style:style>
    <style:style style:name="T1" style:family="text">
      <style:text-properties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438cm" svg:height="9.477cm" svg:x="2.273cm" svg:y="4.76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0.438cm" svg:height="9.477cm" svg:x="15.246cm" svg:y="4.64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2" draw:text-style-name="P2" draw:layer="layout" svg:width="0.939cm" svg:height="0.939cm" svg:x="3.48cm" svg:y="7.658cm">
          <text:p text:style-name="P1"><text:span text:style-name="T1">L1a</text:span></text:p>
        </draw:circle>
        <draw:circle draw:style-name="gr2" draw:text-style-name="P2" draw:layer="layout" svg:width="0.939cm" svg:height="0.939cm" svg:x="4.464cm" svg:y="6.938cm">
          <text:p text:style-name="P1"><text:span text:style-name="T1">L2a</text:span></text:p>
        </draw:circle>
        <draw:ellipse draw:style-name="gr2" draw:text-style-name="P2" draw:layer="layout" svg:width="0.938cm" svg:height="0.939cm" svg:x="5.469cm" svg:y="6.436cm">
          <text:p text:style-name="P1"><text:span text:style-name="T1">L3a</text:span></text:p>
        </draw:ellipse>
        <draw:circle draw:style-name="gr2" draw:text-style-name="P2" draw:layer="layout" svg:width="0.939cm" svg:height="0.939cm" svg:x="6.56cm" svg:y="5.956cm">
          <text:p text:style-name="P1"><text:span text:style-name="T1">L4a</text:span></text:p>
        </draw:circle>
        <draw:circle draw:style-name="gr2" draw:text-style-name="P2" draw:layer="layout" svg:width="0.939cm" svg:height="0.939cm" svg:x="7.738cm" svg:y="5.499cm">
          <text:p text:style-name="P1"><text:span text:style-name="T1">L5a</text:span></text:p>
        </draw:circle>
        <draw:rect draw:style-name="gr3" draw:text-style-name="P1" draw:layer="layout" svg:width="4.564cm" svg:height="1.026cm" draw:transform="skewX (-0.00104719755119637) rotate (0.560425222815273) translate (6.024cm 12.356cm)">
          <text:p/>
        </draw:rect>
        <draw:circle draw:style-name="gr2" draw:text-style-name="P2" draw:layer="layout" svg:width="0.939cm" svg:height="0.939cm" svg:x="4.268cm" svg:y="8.728cm">
          <text:p text:style-name="P1"><text:span text:style-name="T1">L1</text:span></text:p>
        </draw:circle>
        <draw:circle draw:style-name="gr2" draw:text-style-name="P2" draw:layer="layout" svg:width="0.939cm" svg:height="0.939cm" svg:x="5.253cm" svg:y="8.008cm">
          <text:p text:style-name="P1"><text:span text:style-name="T1">L2</text:span></text:p>
        </draw:circle>
        <draw:ellipse draw:style-name="gr2" draw:text-style-name="P2" draw:layer="layout" svg:width="0.939cm" svg:height="0.938cm" svg:x="6.212cm" svg:y="7.463cm">
          <text:p text:style-name="P1"><text:span text:style-name="T1">L3</text:span></text:p>
        </draw:ellipse>
        <draw:circle draw:style-name="gr2" draw:text-style-name="P2" draw:layer="layout" svg:width="0.939cm" svg:height="0.939cm" svg:x="7.304cm" svg:y="6.982cm">
          <text:p text:style-name="P1"><text:span text:style-name="T1">L4</text:span></text:p>
        </draw:circle>
        <draw:circle draw:style-name="gr2" draw:text-style-name="P2" draw:layer="layout" svg:width="0.939cm" svg:height="0.939cm" svg:x="8.461cm" svg:y="6.525cm">
          <text:p text:style-name="P1"><text:span text:style-name="T1">L5</text:span></text:p>
        </draw:circle>
        <draw:circle draw:style-name="gr2" draw:text-style-name="P2" draw:layer="layout" svg:width="0.939cm" svg:height="0.939cm" svg:x="4.815cm" svg:y="9.821cm">
          <text:p text:style-name="P1"><text:span text:style-name="T1">L6</text:span></text:p>
        </draw:circle>
        <draw:circle draw:style-name="gr2" draw:text-style-name="P2" draw:layer="layout" svg:width="0.939cm" svg:height="0.939cm" svg:x="5.8cm" svg:y="9.101cm">
          <text:p text:style-name="P1"><text:span text:style-name="T1">L7</text:span></text:p>
        </draw:circle>
        <draw:circle draw:style-name="gr2" draw:text-style-name="P2" draw:layer="layout" svg:width="0.939cm" svg:height="0.939cm" svg:x="6.759cm" svg:y="8.555cm">
          <text:p text:style-name="P1"><text:span text:style-name="T1">L8</text:span></text:p>
        </draw:circle>
        <draw:circle draw:style-name="gr2" draw:text-style-name="P2" draw:layer="layout" svg:width="0.939cm" svg:height="0.939cm" svg:x="7.851cm" svg:y="8.075cm">
          <text:p text:style-name="P1"><text:span text:style-name="T1">L9</text:span></text:p>
        </draw:circle>
        <draw:circle draw:style-name="gr2" draw:text-style-name="P2" draw:layer="layout" svg:width="0.939cm" svg:height="0.939cm" svg:x="9.053cm" svg:y="7.638cm">
          <text:p text:style-name="P1"><text:span text:style-name="T1">L10</text:span></text:p>
        </draw:circle>
        <draw:frame draw:style-name="gr4" draw:layer="layout" svg:width="5.416cm" svg:height="1.422cm" svg:x="4.852cm" svg:y="3.633cm">
          <draw:text-box>
            <text:p>Left Hand</text:p>
          </draw:text-box>
        </draw:frame>
        <draw:circle draw:style-name="gr2" draw:text-style-name="P2" draw:layer="layout" svg:width="0.939cm" svg:height="0.939cm" svg:x="18.481cm" svg:y="5.102cm">
          <text:p text:style-name="P1"><text:span text:style-name="T1">R1a</text:span></text:p>
        </draw:circle>
        <draw:circle draw:style-name="gr2" draw:text-style-name="P2" draw:layer="layout" svg:width="0.939cm" svg:height="0.939cm" svg:x="19.663cm" svg:y="5.432cm">
          <text:p text:style-name="P1"><text:span text:style-name="T1">R2a</text:span></text:p>
        </draw:circle>
        <draw:circle draw:style-name="gr2" draw:text-style-name="P2" draw:layer="layout" svg:width="0.939cm" svg:height="0.939cm" svg:x="20.843cm" svg:y="5.868cm">
          <text:p text:style-name="P1"><text:span text:style-name="T1">R3a</text:span></text:p>
        </draw:circle>
        <draw:circle draw:style-name="gr2" draw:text-style-name="P2" draw:layer="layout" svg:width="0.939cm" svg:height="0.939cm" svg:x="22.043cm" svg:y="6.568cm">
          <text:p text:style-name="P1"><text:span text:style-name="T1">R4a</text:span></text:p>
        </draw:circle>
        <draw:circle draw:style-name="gr2" draw:text-style-name="P2" draw:layer="layout" svg:width="0.939cm" svg:height="0.939cm" svg:x="23.155cm" svg:y="7.356cm">
          <text:p text:style-name="P1"><text:span text:style-name="T1">R5a</text:span></text:p>
        </draw:circle>
        <draw:circle draw:style-name="gr2" draw:text-style-name="P2" draw:layer="layout" svg:width="0.939cm" svg:height="0.939cm" svg:x="18.004cm" svg:y="6.26cm">
          <text:p text:style-name="P1"><text:span text:style-name="T1">R1</text:span></text:p>
        </draw:circle>
        <draw:circle draw:style-name="gr2" draw:text-style-name="P2" draw:layer="layout" svg:width="0.939cm" svg:height="0.939cm" svg:x="19.207cm" svg:y="6.609cm">
          <text:p text:style-name="P1"><text:span text:style-name="T1">R2</text:span></text:p>
        </draw:circle>
        <draw:circle draw:style-name="gr2" draw:text-style-name="P2" draw:layer="layout" svg:width="0.939cm" svg:height="0.939cm" svg:x="20.451cm" svg:y="7.026cm">
          <text:p text:style-name="P1"><text:span text:style-name="T1">R3</text:span></text:p>
        </draw:circle>
        <draw:circle draw:style-name="gr2" draw:text-style-name="P2" draw:layer="layout" svg:width="0.939cm" svg:height="0.939cm" svg:x="21.585cm" svg:y="7.637cm">
          <text:p text:style-name="P1"><text:span text:style-name="T1">R4</text:span></text:p>
        </draw:circle>
        <draw:circle draw:style-name="gr2" draw:text-style-name="P2" draw:layer="layout" svg:width="0.939cm" svg:height="0.939cm" svg:x="22.719cm" svg:y="8.468cm">
          <text:p text:style-name="P1"><text:span text:style-name="T1">R5</text:span></text:p>
        </draw:circle>
        <draw:circle draw:style-name="gr2" draw:text-style-name="P2" draw:layer="layout" svg:width="0.939cm" svg:height="0.939cm" svg:x="17.655cm" svg:y="7.529cm">
          <text:p text:style-name="P1"><text:span text:style-name="T1">R6</text:span></text:p>
        </draw:circle>
        <draw:circle draw:style-name="gr2" draw:text-style-name="P2" draw:layer="layout" svg:width="0.939cm" svg:height="0.939cm" svg:x="18.793cm" svg:y="7.835cm">
          <text:p text:style-name="P1"><text:span text:style-name="T1">R7</text:span></text:p>
        </draw:circle>
        <draw:circle draw:style-name="gr2" draw:text-style-name="P2" draw:layer="layout" svg:width="0.939cm" svg:height="0.939cm" svg:x="19.994cm" svg:y="8.271cm">
          <text:p text:style-name="P1"><text:span text:style-name="T1">R8</text:span></text:p>
        </draw:circle>
        <draw:circle draw:style-name="gr2" draw:text-style-name="P2" draw:layer="layout" svg:width="0.939cm" svg:height="0.939cm" svg:x="21.149cm" svg:y="8.882cm">
          <text:p text:style-name="P1"><text:span text:style-name="T1">R9</text:span></text:p>
        </draw:circle>
        <draw:circle draw:style-name="gr2" draw:text-style-name="P2" draw:layer="layout" svg:width="0.939cm" svg:height="0.939cm" svg:x="22.221cm" svg:y="9.669cm">
          <text:p text:style-name="P1"><text:span text:style-name="T1">R10</text:span></text:p>
        </draw:circle>
        <draw:frame draw:style-name="gr5" draw:layer="layout" svg:width="6.332cm" svg:height="1.423cm" svg:x="17.896cm" svg:y="3.434cm">
          <draw:text-box>
            <text:p>Right Hand</text:p>
          </draw:text-box>
        </draw:frame>
        <draw:rect draw:style-name="gr3" draw:text-style-name="P1" draw:layer="layout" svg:width="4.563cm" svg:height="1.026cm" draw:transform="rotate (-0.617497489356664) translate (17.106cm 10.123cm)">
          <text:p/>
        </draw:rect>
        <draw:circle draw:style-name="gr2" draw:text-style-name="P2" draw:layer="layout" svg:width="0.939cm" svg:height="0.939cm" svg:x="16.129cm" svg:y="8.27cm">
          <text:p text:style-name="P1"><text:span text:style-name="T1">air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im Van Donsel</meta:initial-creator>
    <meta:creation-date>2013-03-03T13:33:34</meta:creation-date>
    <dc:date>2013-03-03T13:57:01</dc:date>
    <dc:creator>Jim Van Donsel</dc:creator>
    <meta:editing-duration>PT23M30S</meta:editing-duration>
    <meta:editing-cycles>3</meta:editing-cycles>
    <meta:generator>OpenOffice.org/3.3$Unix OpenOffice.org_project/330m20$Build-9567</meta:generator>
    <meta:document-statistic meta:object-count="37"/>
  </office:meta>
</office:document-meta>
</file>